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4586" draw:marker-start-width="0.518cm" draw:marker-end-width="0.518cm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svg:stroke-width="0.106cm" svg:stroke-color="#ff420e" draw:marker-start-width="0.518cm" draw:marker-end-width="0.518cm" draw:fill-color="#ffd320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4" style:family="graphic" style:parent-style-name="standard" style:list-style-name="L1">
      <style:graphic-properties svg:stroke-width="0.106cm" svg:stroke-color="#333333" draw:marker-start-width="0.677cm" draw:marker-end-width="0.677cm" draw:fill-color="#aea79f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314004" draw:marker-start-width="0.518cm" draw:marker-end-width="0.518cm" draw:fill-color="#aecf00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aea79f" draw:marker-start-width="0.677cm" draw:marker-end-width="0.677cm" draw:fill-color="#333333" draw:textarea-horizontal-align="justify" draw:textarea-vertical-align="middle" draw:auto-grow-height="false" fo:min-height="0.626cm" fo:min-width="25.066cm" fo:padding-top="0.178cm" fo:padding-bottom="0.178cm" fo:padding-left="0.303cm" fo:padding-right="0.303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831cm" fo:min-width="0.801cm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420e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1cm"/>
    </style:style>
    <style:style style:name="gr14" style:family="graphic" style:parent-style-name="standard" style:list-style-name="L1">
      <style:graphic-properties svg:stroke-width="0.106cm" svg:stroke-color="#333333" draw:marker-start-width="0.677cm" draw:marker-end-width="0.677cm" draw:fill-color="#aea79f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15" style:family="graphic" style:parent-style-name="standard" style:list-style-name="L1">
      <style:graphic-properties svg:stroke-width="0.106cm" svg:stroke-color="#333333" draw:marker-start-width="0.677cm" draw:marker-end-width="0.677cm" draw:fill-color="#aea79f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16" style:family="graphic" style:parent-style-name="standard" style:list-style-name="L1">
      <style:graphic-properties svg:stroke-width="0.106cm" svg:stroke-color="#333333" draw:marker-start-width="0.677cm" draw:marker-end-width="0.677cm" draw:fill-color="#aea79f" draw:textarea-horizontal-align="justify" draw:textarea-vertical-align="middle" draw:auto-grow-height="false" fo:min-height="1.882cm" fo:min-width="1.95cm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aea79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4586" draw:marker-start-width="0.359cm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</style:style>
    <style:style style:name="gr20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320"/>
      <style:paragraph-properties fo:text-align="center"/>
      <style:text-properties fo:color="#ffffff"/>
    </style:style>
    <style:style style:name="P5" style:family="paragraph">
      <loext:graphic-properties draw:fill-color="#aea79f"/>
      <style:paragraph-properties fo:text-align="center"/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P6" style:family="paragraph">
      <loext:graphic-properties draw:fill-color="#aecf00"/>
      <style:paragraph-properties fo:text-align="center"/>
      <style:text-properties fo:color="#ffffff"/>
    </style:style>
    <style:style style:name="P7" style:family="paragraph">
      <loext:graphic-properties draw:fill-color="#333333"/>
      <style:paragraph-properties fo:text-align="center"/>
      <style:text-properties fo: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color="#004586" fo:font-size="12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style:use-window-font-color="true"/>
    </style:style>
    <style:style style:name="T3" style:family="text"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420e" fo:font-size="12pt" style:font-size-asian="12pt" style:font-size-complex="12pt"/>
    </style:style>
    <style:style style:name="T6" style:family="text">
      <style:text-properties fo:color="#004586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8" draw:id="id8" draw:layer="layout" svg:width="4.064cm" svg:height="3.556cm" svg:x="22.86cm" svg:y="8.636cm">
          <text:p text:style-name="P1"><text:span text:style-name="T1">Registry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" draw:text-style-name="P3" draw:layer="layout" svg:x1="0.508cm" svg:y1="5.08cm" svg:x2="27.178cm" svg:y2="5.08cm">
          <text:p/>
        </draw:line>
        <draw:custom-shape draw:style-name="gr3" draw:text-style-name="P4" xml:id="id2" draw:id="id2" draw:layer="layout" svg:width="4.064cm" svg:height="3.556cm" svg:x="11.823cm" svg:y="3.302cm">
          <draw:glue-point draw:id="8" svg:x="-1.227cm" svg:y="5cm"/>
          <draw:glue-point draw:id="9" svg:x="1.498cm" svg:y="5cm"/>
          <text:p text:style-name="P1"><text:span text:style-name="T2">Api </text:span></text:p>
          <text:p text:style-name="P1"><text:span text:style-name="T2">Gateway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xml:id="id7" draw:id="id7" draw:layer="layout" svg:width="4.064cm" svg:height="3.556cm" svg:x="17.898cm" svg:y="8.636cm">
          <draw:glue-point draw:id="8" svg:x="-1.183cm" svg:y="5cm"/>
          <draw:glue-point draw:id="9" svg:x="1.542cm" svg:y="5cm"/>
          <text:p text:style-name="P1"><text:span text:style-name="T3">Service</text:span></text:p>
          <text:p text:style-name="P1"><text:span text:style-name="T3">D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4.064cm" svg:height="3.556cm" svg:x="22.86cm" svg:y="16.209cm">
          <text:p text:style-name="P1"><text:span text:style-name="T2">Logging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7" xml:id="id5" draw:id="id5" draw:layer="layout" svg:width="25.672cm" svg:height="0.982cm" svg:x="1.616cm" svg:y="14.211cm">
          <draw:glue-point draw:id="4" svg:x="-2.367cm" svg:y="-5cm"/>
          <draw:glue-point draw:id="5" svg:x="-2.367cm" svg:y="5cm"/>
          <draw:glue-point draw:id="6" svg:x="-0.128cm" svg:y="-5cm"/>
          <draw:glue-point draw:id="7" svg:x="-0.128cm" svg:y="5cm"/>
          <draw:glue-point draw:id="8" svg:x="3.892cm" svg:y="5cm"/>
          <draw:glue-point draw:id="9" svg:x="-3.852cm" svg:y="-5cm"/>
          <draw:glue-point draw:id="10" svg:x="-1.914cm" svg:y="-5cm"/>
          <draw:glue-point draw:id="11" svg:x="1.948cm" svg:y="-5cm"/>
          <draw:glue-point draw:id="12" svg:x="4.072cm" svg:y="5.162cm"/>
          <text:p text:style-name="P1"><text:span text:style-name="T1">Message Bu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" draw:id="id1" draw:layer="layout" svg:width="1.301cm" svg:height="1.081cm" svg:x="13.208cm" svg:y="0.746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3.858cm" svg:y1="1.827cm" svg:x2="13.855cm" svg:y2="3.302cm" draw:start-shape="id1" draw:start-glue-point="2" draw:end-shape="id2" draw:end-glue-point="4" svg:d="M13858 1827l-3 1475" svg:viewBox="0 0 4 1476">
          <text:p/>
        </draw:connector>
        <draw:connector draw:style-name="gr9" draw:text-style-name="P1" draw:layer="layout" svg:x1="13.357cm" svg:y1="6.858cm" svg:x2="10.005cm" svg:y2="8.637cm" draw:start-shape="id2" draw:start-glue-point="8" draw:end-shape="id3" svg:d="M13357 6858v890h-3352v889" svg:viewBox="0 0 3353 1780">
          <text:p/>
        </draw:connector>
        <draw:connector draw:style-name="gr9" draw:text-style-name="P1" draw:layer="layout" svg:x1="13.357cm" svg:y1="6.858cm" svg:x2="5.042cm" svg:y2="8.637cm" draw:start-shape="id2" draw:start-glue-point="8" draw:end-shape="id4" draw:end-glue-point="4" svg:d="M13357 6858v890h-8315v889" svg:viewBox="0 0 8316 1780">
          <text:p/>
        </draw:connector>
        <draw:frame draw:style-name="gr10" draw:text-style-name="P9" draw:layer="layout" svg:width="2.517cm" svg:height="0.725cm" svg:x="13.861cm" svg:y="2.286cm">
          <draw:text-box>
            <text:p><text:span text:style-name="T4">http / 8080</text:span></text:p>
          </draw:text-box>
        </draw:frame>
        <draw:frame draw:style-name="gr11" draw:text-style-name="P9" draw:layer="layout" svg:width="1.213cm" svg:height="0.725cm" svg:x="12.161cm" svg:y="6.858cm">
          <draw:text-box>
            <text:p><text:span text:style-name="T5">http</text:span></text:p>
          </draw:text-box>
        </draw:frame>
        <draw:frame draw:style-name="gr12" draw:text-style-name="P9" draw:layer="layout" svg:width="1.586cm" svg:height="0.725cm" svg:x="0.691cm" svg:y="4.255cm">
          <draw:text-box>
            <text:p><text:span text:style-name="T4">Client</text:span></text:p>
          </draw:text-box>
        </draw:frame>
        <draw:frame draw:style-name="gr13" draw:text-style-name="P9" draw:layer="layout" svg:width="1.751cm" svg:height="0.725cm" svg:x="0.691cm" svg:y="5.156cm">
          <draw:text-box>
            <text:p><text:span text:style-name="T4">Server</text:span></text:p>
          </draw:text-box>
        </draw:frame>
        <draw:custom-shape draw:style-name="gr14" draw:text-style-name="P5" xml:id="id6" draw:id="id6" draw:layer="layout" svg:width="4.064cm" svg:height="3.556cm" svg:x="12.935cm" svg:y="8.637cm">
          <draw:glue-point draw:id="8" svg:x="-1.183cm" svg:y="5cm"/>
          <draw:glue-point draw:id="9" svg:x="1.542cm" svg:y="5cm"/>
          <text:p text:style-name="P1"><text:span text:style-name="T3">Service</text:span></text:p>
          <text:p text:style-name="P1"><text:span text:style-name="T3">C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5" draw:text-style-name="P5" xml:id="id3" draw:id="id3" draw:layer="layout" svg:width="4.064cm" svg:height="3.556cm" svg:x="7.973cm" svg:y="8.637cm">
          <draw:glue-point draw:id="8" svg:x="-1.183cm" svg:y="5cm"/>
          <draw:glue-point draw:id="9" svg:x="1.542cm" svg:y="5cm"/>
          <text:p text:style-name="P1"><text:span text:style-name="T3">Service</text:span></text:p>
          <text:p text:style-name="P1"><text:span text:style-name="T3">B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xml:id="id4" draw:id="id4" draw:layer="layout" svg:width="4.064cm" svg:height="3.556cm" svg:x="3.01cm" svg:y="8.637cm">
          <draw:glue-point draw:id="8" svg:x="-1.183cm" svg:y="5cm"/>
          <draw:glue-point draw:id="9" svg:x="1.542cm" svg:y="5cm"/>
          <text:p text:style-name="P1"><text:span text:style-name="T3">Service</text:span></text:p>
          <text:p text:style-name="P1"><text:span text:style-name="T3">A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7" draw:text-style-name="P3" draw:layer="layout" draw:type="line" svg:x1="4.564cm" svg:y1="14.211cm" svg:x2="4.562cm" svg:y2="12.193cm" draw:start-shape="id5" draw:start-glue-point="9" draw:end-shape="id4" draw:end-glue-point="8" svg:d="M4564 14211l-2-2018" svg:viewBox="0 0 3 2019">
          <text:p/>
        </draw:connector>
        <draw:connector draw:style-name="gr17" draw:text-style-name="P3" draw:layer="layout" draw:type="line" svg:x1="9.525cm" svg:y1="12.193cm" svg:x2="9.539cm" svg:y2="14.211cm" draw:start-shape="id3" draw:start-glue-point="8" draw:end-shape="id5" draw:end-glue-point="10" svg:d="M9525 12193l14 2018" svg:viewBox="0 0 15 2019">
          <text:p/>
        </draw:connector>
        <draw:connector draw:style-name="gr17" draw:text-style-name="P3" draw:layer="layout" draw:type="line" svg:x1="14.452cm" svg:y1="14.211cm" svg:x2="14.487cm" svg:y2="12.193cm" draw:start-shape="id5" draw:start-glue-point="0" draw:end-shape="id6" draw:end-glue-point="8" svg:d="M14452 14211l35-2018" svg:viewBox="0 0 36 2019">
          <text:p/>
        </draw:connector>
        <draw:connector draw:style-name="gr17" draw:text-style-name="P3" draw:layer="layout" draw:type="line" svg:x1="19.452cm" svg:y1="14.211cm" svg:x2="19.45cm" svg:y2="12.192cm" draw:start-shape="id5" draw:start-glue-point="11" draw:end-shape="id7" draw:end-glue-point="8" svg:d="M19452 14211l-2-2019" svg:viewBox="0 0 3 2020">
          <text:p/>
        </draw:connector>
        <draw:line draw:style-name="gr17" draw:text-style-name="P3" draw:layer="layout" svg:x1="24.908cm" svg:y1="16.209cm" svg:x2="24.908cm" svg:y2="15.209cm">
          <text:p/>
        </draw:line>
        <draw:connector draw:style-name="gr18" draw:text-style-name="P1" draw:layer="layout" svg:x1="5.668cm" svg:y1="12.193cm" svg:x2="24.892cm" svg:y2="12.192cm" draw:start-shape="id4" draw:start-glue-point="9" draw:end-shape="id8" draw:end-glue-point="6" svg:d="M5668 12193v554h19224v-555" svg:viewBox="0 0 19225 556">
          <text:p/>
        </draw:connector>
        <draw:connector draw:style-name="gr18" draw:text-style-name="P1" draw:layer="layout" svg:x1="10.631cm" svg:y1="12.193cm" svg:x2="24.892cm" svg:y2="12.192cm" draw:start-shape="id3" draw:start-glue-point="9" draw:end-shape="id8" draw:end-glue-point="6" svg:d="M10631 12193v554h14261v-555" svg:viewBox="0 0 14262 556">
          <text:p/>
        </draw:connector>
        <draw:connector draw:style-name="gr18" draw:text-style-name="P1" draw:layer="layout" svg:x1="15.593cm" svg:y1="12.193cm" svg:x2="24.892cm" svg:y2="12.192cm" draw:start-shape="id6" draw:start-glue-point="9" draw:end-shape="id8" draw:end-glue-point="6" svg:d="M15593 12193v554h9299v-555" svg:viewBox="0 0 9300 556">
          <text:p/>
        </draw:connector>
        <draw:connector draw:style-name="gr18" draw:text-style-name="P1" draw:layer="layout" svg:x1="20.556cm" svg:y1="12.192cm" svg:x2="24.892cm" svg:y2="12.192cm" draw:start-shape="id7" draw:start-glue-point="9" draw:end-shape="id8" draw:end-glue-point="6" svg:d="M20556 12192v554h4336v-554" svg:viewBox="0 0 4337 555">
          <text:p/>
        </draw:connector>
        <draw:connector draw:style-name="gr18" draw:text-style-name="P1" draw:layer="layout" svg:x1="14.463cm" svg:y1="6.858cm" svg:x2="24.892cm" svg:y2="8.636cm" draw:start-shape="id2" draw:start-glue-point="9" draw:end-shape="id8" svg:d="M14463 6858v890h10429v888" svg:viewBox="0 0 10430 1779">
          <text:p/>
        </draw:connector>
        <draw:frame draw:style-name="gr11" draw:text-style-name="P10" draw:layer="layout" svg:width="1.213cm" svg:height="0.725cm" svg:x="14.474cm" svg:y="6.858cm">
          <draw:text-box>
            <text:p><text:span text:style-name="T6">http</text:span></text:p>
          </draw:text-box>
        </draw:frame>
        <draw:frame draw:style-name="gr19" draw:text-style-name="P10" draw:layer="layout" svg:width="1.45cm" svg:height="0.725cm" svg:x="24.892cm" svg:y="7.741cm">
          <draw:text-box>
            <text:p><text:span text:style-name="T6">8761</text:span></text:p>
          </draw:text-box>
        </draw:frame>
        <draw:connector draw:style-name="gr20" draw:text-style-name="P1" draw:layer="layout" draw:line-skew="0.571cm" svg:x1="5.042cm" svg:y1="12.193cm" svg:x2="10.005cm" svg:y2="12.193cm" draw:start-shape="id4" draw:start-glue-point="6" draw:end-shape="id3" draw:end-glue-point="6" svg:d="M5042 12193v1125h4963v-1125" svg:viewBox="0 0 4964 1126">
          <text:p/>
        </draw:connector>
        <draw:connector draw:style-name="gr20" draw:text-style-name="P1" draw:layer="layout" draw:line-skew="0.571cm" svg:x1="10.005cm" svg:y1="12.193cm" svg:x2="14.967cm" svg:y2="12.193cm" draw:start-shape="id3" draw:start-glue-point="6" draw:end-shape="id6" draw:end-glue-point="6" svg:d="M10005 12193v1125h4962v-1125" svg:viewBox="0 0 4963 1126">
          <text:p/>
        </draw:connector>
        <draw:connector draw:style-name="gr20" draw:text-style-name="P1" draw:layer="layout" draw:line-skew="0.571cm" svg:x1="14.967cm" svg:y1="12.193cm" svg:x2="19.93cm" svg:y2="12.192cm" draw:start-shape="id6" draw:start-glue-point="6" draw:end-shape="id7" draw:end-glue-point="6" svg:d="M14967 12193v1125h4963v-1126" svg:viewBox="0 0 4964 1127">
          <text:p/>
        </draw:connector>
        <draw:frame draw:style-name="gr11" draw:text-style-name="P9" draw:layer="layout" svg:width="1.213cm" svg:height="0.725cm" svg:x="11.486cm" svg:y="13.318cm">
          <draw:text-box>
            <text:p><text:span text:style-name="T4">http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1:27:27.978347006</meta:creation-date>
    <dc:date>2017-02-07T06:47:52.597956938</dc:date>
    <meta:editing-duration>PT26M35S</meta:editing-duration>
    <meta:editing-cycles>6</meta:editing-cycles>
    <meta:generator>LibreOffice/5.1.4.2$Linux_X86_64 LibreOffice_project/10m0$Build-2</meta:generator>
    <meta:document-statistic meta:object-count="56"/>
  </office:meta>
</office:document-meta>
</file>